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r.findJarName( String fileName , String [ ] classpath )</text:p>
          </table:table-cell>
          <table:table-cell office:value-type="float" office:value="9">
            <text:p text:style-name="Table_20_Contents">9</text:p>
          </table:table-cell>
          <table:table-cell office:value-type="float" office:value="7">
            <text:p text:style-name="Table_20_Contents">7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Jar.createIndexList( ZipOutputStream zOut )</text:p>
          </table:table-cell>
          <table:table-cell office:value-type="float" office:value="8">
            <text:p text:style-name="Table_20_Contents">8</text:p>
          </table:table-cell>
          <table:table-cell office:value-type="float" office:value="10">
            <text:p text:style-name="Table_20_Contents">10</text:p>
          </table:table-cell>
          <table:table-cell office:value-type="float" office:value="49">
            <text:p text:style-name="Table_20_Contents">49</text:p>
          </table:table-cell>
        </table:table-row>
        <table:table-row>
          <table:table-cell office:value-type="string">
            <text:p text:style-name="Table_20_Contents">Jar.cleanUp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r.getManifest( Reader r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Jar.getManifestFromJar( File jar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Jar.getManifest( File manifestFil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Jar.setManifest( File manifestFil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r.compare( Object o1 , Object o2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r.setWhenmanifestonly( WhenEmpty w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.jarHasIndex( File jarFil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Jar.setManifestEncoding( String manifestEncod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.addConfiguredIndexJars( Path 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Jar.Ja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r.zipFile( InputStream is , ZipOutputStream zOut , String vPath , long lastModified , File fromArchive , int mod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4">
            <text:p text:style-name="Table_20_Contents">4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FilesetManifestConfig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.writeIndexLikeList( List dirs , List files , PrintWriter writer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">
            <text:p text:style-name="Table_20_Contents">2</text:p>
          </table:table-cell>
          <table:table-cell office:value-type="float" office:value="27">
            <text:p text:style-name="Table_20_Contents">27</text:p>
          </table:table-cell>
        </table:table-row>
        <table:table-row>
          <table:table-cell office:value-type="string">
            <text:p text:style-name="Table_20_Contents">Jar.getResourcesToAdd( ResourceCollection [ ] rcs , File zipFile , boolean needsUpdat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35">
            <text:p text:style-name="Table_20_Contents">35</text:p>
          </table:table-cell>
        </table:table-row>
        <table:table-row>
          <table:table-cell office:value-type="string">
            <text:p text:style-name="Table_20_Contents">Jar.grabFilesAndDirs( String file , List dirs , List files )</text:p>
          </table:table-cell>
          <table:table-cell office:value-type="float" office:value="6">
            <text:p text:style-name="Table_20_Contents">6</text:p>
          </table:table-cell>
          <table:table-cell office:value-type="float" office:value="5">
            <text:p text:style-name="Table_20_Contents">5</text:p>
          </table:table-cell>
          <table:table-cell office:value-type="float" office:value="28">
            <text:p text:style-name="Table_20_Contents">28</text:p>
          </table:table-cell>
        </table:table-row>
        <table:table-row>
          <table:table-cell office:value-type="string">
            <text:p text:style-name="Table_20_Contents">Jar.writeServices( ZipOutputStream z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trictMode.getValu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.writeManifest( ZipOutputStream zOut , Manifest manif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StrictMode.StrictMod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.createManifes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Jar.checkJarSpec( )</text:p>
          </table:table-cell>
          <table:table-cell office:value-type="float" office:value="8">
            <text:p text:style-name="Table_20_Contents">8</text:p>
          </table:table-cell>
          <table:table-cell office:value-type="float" office:value="6">
            <text:p text:style-name="Table_20_Contents">6</text:p>
          </table:table-cell>
          <table:table-cell office:value-type="float" office:value="32">
            <text:p text:style-name="Table_20_Contents">32</text:p>
          </table:table-cell>
        </table:table-row>
        <table:table-row>
          <table:table-cell office:value-type="string">
            <text:p text:style-name="Table_20_Contents">Jar.initZipOutputStream( ZipOutputStream z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Jar.setFilesetmanifest( FilesetManifestConfig config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r.filesetManifest( File file , InputStream is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2">
            <text:p text:style-name="Table_20_Contents">52</text:p>
          </table:table-cell>
        </table:table-row>
        <table:table-row>
          <table:table-cell office:value-type="string">
            <text:p text:style-name="Table_20_Contents">Jar.setIndex( boolean fla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.re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Jar.setStrict( StrictMode stric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.finalizeZipOutputStream( ZipOutputStream zO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trictMode.getLogLevel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.setJarfile( File jarFi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ar.createEmptyZip( File zipFile )</text:p>
          </table:table-cell>
          <table:table-cell office:value-type="float" office:value="8">
            <text:p text:style-name="Table_20_Contents">8</text:p>
          </table:table-cell>
          <table:table-cell office:value-type="float" office:value="3">
            <text:p text:style-name="Table_20_Contents">3</text:p>
          </table:table-cell>
          <table:table-cell office:value-type="float" office:value="42">
            <text:p text:style-name="Table_20_Contents">42</text:p>
          </table:table-cell>
        </table:table-row>
        <table:table-row>
          <table:table-cell office:value-type="string">
            <text:p text:style-name="Table_20_Contents">Jar.addMetainf( ZipFileSet f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r.addConfiguredService( Service 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r.addConfiguredManifest( Manifest newManif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Jar.setWhenempty( WhenEmpty w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trictMode.StrictMod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